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66ff99"/>
    </style:style>
    <style:style style:name="ce3" style:family="table-cell" style:parent-style-name="Default">
      <style:table-cell-properties fo:background-color="#33ff99" fo:border="0.74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Original(N=13)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crement=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style-name="ce2"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crement=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table:style-name="ce3"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table:style-name="ce3"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table:style-name="ce3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style-name="ce3" office:value-type="float" office:value="96" calcext:value-type="float">
            <text:p>9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crement=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Increment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Tmp</text:p>
          </table:table-cell>
          <table:table-cell table:style-name="ce3" office:value-type="string" calcext:value-type="string">
            <text:p>A[j-Increment]</text:p>
          </table:table-cell>
          <table:table-cell table:number-columns-repeated="7"/>
        </table:table-row>
        <table:table-row table:style-name="ro1">
          <table:table-cell/>
          <table:table-cell table:number-columns-repeated="4"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3"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3"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3"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3"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3"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style-name="ce5"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3" table:style-name="ce5" office:value-type="float" office:value="11" calcext:value-type="float">
            <text:p>1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ce5"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3"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table:style-name="ce5"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Increment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Tmp</text:p>
          </table:table-cell>
          <table:table-cell table:style-name="ce3" office:value-type="string" calcext:value-type="string">
            <text:p>A[j-Increment]</text:p>
          </table:table-cell>
          <table:table-cell table:number-columns-repeated="7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</table:table-row>
      </table:table>
      <table:table table:name="Sheet2" table:style-name="ta1">
        <table:table-column table:style-name="co3" table:number-columns-repeated="13" table:default-cell-style-name="Default"/>
        <table:table-row table:style-name="ro1"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crement=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table:style-name="ce3"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table:style-name="ce3" office:value-type="float" office:value="81" calcext:value-type="float">
            <text:p>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21:45:21.793597265</meta:creation-date>
    <dc:date>2017-07-18T23:07:34.930779298</dc:date>
    <meta:editing-duration>PT1H20M49S</meta:editing-duration>
    <meta:editing-cycles>116</meta:editing-cycles>
    <meta:generator>LibreOffice/5.1.6.2$Linux_x86 LibreOffice_project/10m0$Build-2</meta:generator>
    <meta:document-statistic meta:table-count="2" meta:cell-count="740" meta:object-count="0"/>
  </office:meta>
</office:document-meta>
</file>